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205ab" officeooo:paragraph-rsid="001205ab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205ab" officeooo:paragraph-rsid="001205ab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38d4d" officeooo:paragraph-rsid="00138d4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3c8a8" officeooo:paragraph-rsid="0013c8a8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42d67" officeooo:paragraph-rsid="00142d67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205ab" officeooo:paragraph-rsid="00120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uniquer dans le monde professionnel</text:p>
      <text:p text:style-name="P1"/>
      <text:p text:style-name="P1"/>
      <text:p text:style-name="P2">1. Pourquoi c’est nécessaire de savoir communiquer dans le monde pro ?</text:p>
      <text:p text:style-name="P2"/>
      <text:p text:style-name="P3">1.1 Poids de la communication</text:p>
      <text:p text:style-name="P3"/>
      <text:p text:style-name="P3">⇒ Information considérée comme un facteur de développement</text:p>
      <text:p text:style-name="P3"/>
      <text:p text:style-name="P3">⇒ Usage intensif du numérique</text:p>
      <text:p text:style-name="P3"/>
      <text:p text:style-name="P4">⇒ Pratique managériales nouvelles</text:p>
      <text:p text:style-name="P4"/>
      <text:p text:style-name="P5">1.3 Collaboration et valorisation</text:p>
      <text:p text:style-name="P5"/>
      <text:p text:style-name="P5">⇒ Compétence langagière</text:p>
      <text:p text:style-name="P5"/>
      <text:p text:style-name="P5">⇒ Écriture + lecture ⇒ temps quotidien non négligeable</text:p>
      <text:p text:style-name="P5"/>
      <text:p text:style-name="P5">⇒ Capacité d’analyse</text:p>
      <text:p text:style-name="P5"/>
      <text:p text:style-name="P5"/>
      <text:p text:style-name="P5">2. Diffusion de document a ses collègues, ses clients …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6:37:02.023835631</meta:creation-date>
    <dc:date>2024-03-18T16:45:05.267242886</dc:date>
    <meta:editing-duration>PT8M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68" meta:character-count="443" meta:non-whitespace-character-count="386"/>
  </office:meta>
</office:document-meta>
</file>